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40291666666667cm" style:use-optimal-column-width="true"/>
    </style:style>
    <style:style style:name="co3" style:family="table-column">
      <style:table-column-properties fo:break-before="auto" style:column-width="5.55625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" style:family="table-cell">
      <style:map style:condition="of:is-true-formula(AND(COUNTIF([.$B$1:.$B$122]; [.B1])&gt;1;NOT(ISBLANK([.B1]))))" style:apply-style-name="cf1" style:base-cell-address="suppliers.B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pplier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2">
            <text:p>name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Universal Enterprises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Becton Dickinson Pakistan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Remington / Kobec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Bryon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Glaxo Smoithkline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Barrett Hodgson Pakistan Ltd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Bh Allergan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Novartis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Continental Pharma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Highnoon Institution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Efroze Chemical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SJG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2">
            <text:p>Ally Pharma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2">
            <text:p>Indus Pharma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2">
            <text:p>Merck Private Ltd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2">
            <text:p>Polyfine Chempharma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2">
            <text:p>Epla Lab Ltd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2">
            <text:p>Pharmevo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Bio Labs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Gsk-Stiefel-Novartis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2">
            <text:p>Swiss Pharma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Bayer Schering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2">
            <text:p>Standpharm Pakistan Ltd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2">
            <text:p>Getz Pharma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2">
            <text:p>Tagma Pharma PVT Ltd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2">
            <text:p>Zafa Pharmaceutical Labs Ltd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2">
            <text:p>City Herbal Care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2">
            <text:p>Servier Research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2">
            <text:p>Green Natural Care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2">
            <text:p>Seatle Pharma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2">
            <text:p>Highnoon Laboratories Ltd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2">
            <text:p>Titlis Pharma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2">
            <text:p>Matrix Pharma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2">
            <text:p>Reckitt Benckiser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2">
            <text:p>Kurative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2">
            <text:p>Route 2 Health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2">
            <text:p>Dyson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2">
            <text:p>Votex Pharma (Pvt) ltd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2">
            <text:p>Mcolson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2">
            <text:p>Schering Plough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2">
            <text:p>Tri Gen Pharma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2">
            <text:p>Biozenith Food Group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2">
            <text:p>Avior Pharmaceuticals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2">
            <text:p>Glitz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2">
            <text:p>Pacific Pharmaceuticals</text:p>
          </table:table-cell>
          <table:table-cell table:number-columns-repeated="1638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2">
            <text:p>Nexus Pharma (Pvt) Ltd.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2">
            <text:p>Maple Pharma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2">
            <text:p>Hikam Industries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2">
            <text:p>Gulf Marketing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2">
            <text:p>Sci Life Pharma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2">
            <text:p>Dietzyme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2">
            <text:p>Serne Pharma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2">
            <text:p>Biologic Pharma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2">
            <text:p>Paramount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2">
            <text:p>Nutritech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2">
            <text:p>Kaizen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2">
            <text:p>Leo Pharmaceuticals</text:p>
          </table:table-cell>
          <table:table-cell table:number-columns-repeated="1638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2">
            <text:p>Zam Zam Pharma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2">
            <text:p>Spring Pharmaceuticals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2">
            <text:p>Lahore Medical Instruments</text:p>
          </table:table-cell>
          <table:table-cell table:number-columns-repeated="1638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2">
            <text:p>Ray Pharma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2">
            <text:p>Swan Pharmaceuticals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2">
            <text:p>Fasska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2">
            <text:p>Next Pharmaceuticals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2">
            <text:p>Maq Pharma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2">
            <text:p>OBS Pakistan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2">
            <text:p>Graton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2">
            <text:p>Amarant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2">
            <text:p>D.I.Khan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2">
            <text:p>Peshawar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2">
            <text:p>Swat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2">
            <text:p>Mardan Branch Office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2">
            <text:p>Bannu</text:p>
          </table:table-cell>
          <table:table-cell table:number-columns-repeated="16382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2">
            <text:p>Charsadda</text:p>
          </table:table-cell>
          <table:table-cell table:number-columns-repeated="1638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2">
            <text:p>Solace</text:p>
          </table:table-cell>
          <table:table-cell table:number-columns-repeated="16382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2">
            <text:p>PharmaFive</text:p>
          </table:table-cell>
          <table:table-cell table:number-columns-repeated="16382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2">
            <text:p>Nabiqasim Industries ( PVT) Ltd</text:p>
          </table:table-cell>
          <table:table-cell table:number-columns-repeated="16382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2">
            <text:p>Kair Pharam</text:p>
          </table:table-cell>
          <table:table-cell table:number-columns-repeated="16382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2">
            <text:p>CCL Pharmaceuticals (Pvt.) Ltd.</text:p>
          </table:table-cell>
          <table:table-cell table:number-columns-repeated="16382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2">
            <text:p>Viegen Pharma</text:p>
          </table:table-cell>
          <table:table-cell table:number-columns-repeated="16382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2">
            <text:p>Karachi Chemical Industries</text:p>
          </table:table-cell>
          <table:table-cell table:number-columns-repeated="16382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2">
            <text:p>Stiflex Pharmaceuticals</text:p>
          </table:table-cell>
          <table:table-cell table:number-columns-repeated="16382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2">
            <text:p>Crystolite Pharmaceuticals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2">
            <text:p>Himont</text:p>
          </table:table-cell>
          <table:table-cell table:number-columns-repeated="16382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2">
            <text:p>Hilton (Hinucon)</text:p>
          </table:table-cell>
          <table:table-cell table:number-columns-repeated="16382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2">
            <text:p>Acumen Pharmaceutical</text:p>
          </table:table-cell>
          <table:table-cell table:number-columns-repeated="16382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2">
            <text:p>Getwel Healthcare (Pvt) ltd</text:p>
          </table:table-cell>
          <table:table-cell table:number-columns-repeated="16382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2">
            <text:p>Innvotek Pharma</text:p>
          </table:table-cell>
          <table:table-cell table:number-columns-repeated="16382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2">
            <text:p>Scotmann</text:p>
          </table:table-cell>
          <table:table-cell table:number-columns-repeated="16382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2">
            <text:p>Highnoon SD</text:p>
          </table:table-cell>
          <table:table-cell table:number-columns-repeated="16382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2">
            <text:p>Amros Pharmaceuticals</text:p>
          </table:table-cell>
          <table:table-cell table:number-columns-repeated="16382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2">
            <text:p>Jawa Pharmaceuticals</text:p>
          </table:table-cell>
          <table:table-cell table:number-columns-repeated="16382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2">
            <text:p>Mak&amp;jhonsons</text:p>
          </table:table-cell>
          <table:table-cell table:number-columns-repeated="16382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2">
            <text:p>Biogenics Pakistan</text:p>
          </table:table-cell>
          <table:table-cell table:number-columns-repeated="16382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2">
            <text:p>Horizon Pharamceutical ( Pvt) Ltd</text:p>
          </table:table-cell>
          <table:table-cell table:number-columns-repeated="16382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2">
            <text:p>Base 6</text:p>
          </table:table-cell>
          <table:table-cell table:number-columns-repeated="16382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2">
            <text:p>Kaizen Pharmaceutical</text:p>
          </table:table-cell>
          <table:table-cell table:number-columns-repeated="16382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2">
            <text:p>IBL Healthcare Limited</text:p>
          </table:table-cell>
          <table:table-cell table:number-columns-repeated="16382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2">
            <text:p>Helix</text:p>
          </table:table-cell>
          <table:table-cell table:number-columns-repeated="16382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2">
            <text:p>Helix ( Zahem Enterprises)</text:p>
          </table:table-cell>
          <table:table-cell table:number-columns-repeated="16382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2">
            <text:p>Kresta Corp</text:p>
          </table:table-cell>
          <table:table-cell table:number-columns-repeated="16382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2">
            <text:p>Isight Phytoceuticals</text:p>
          </table:table-cell>
          <table:table-cell table:number-columns-repeated="16382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2">
            <text:p>Wilson's Pharmaceuticals</text:p>
          </table:table-cell>
          <table:table-cell table:number-columns-repeated="16382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2">
            <text:p>Medevox Pharmaceuticals</text:p>
          </table:table-cell>
          <table:table-cell table:number-columns-repeated="16382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2">
            <text:p>Genetics Pharmaceuticals</text:p>
          </table:table-cell>
          <table:table-cell table:number-columns-repeated="16382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2">
            <text:p>Genetics Health Care</text:p>
          </table:table-cell>
          <table:table-cell table:number-columns-repeated="16382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2">
            <text:p>Timax Life Sciences ( PVT) LTD</text:p>
          </table:table-cell>
          <table:table-cell table:number-columns-repeated="16382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2">
            <text:p>Family Care Hygienic (PVT)LTD</text:p>
          </table:table-cell>
          <table:table-cell table:number-columns-repeated="16382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2">
            <text:p>Sandoz</text:p>
          </table:table-cell>
          <table:table-cell table:number-columns-repeated="16382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2">
            <text:p>KOBEC HS-deKhon</text:p>
          </table:table-cell>
          <table:table-cell table:number-columns-repeated="16382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2">
            <text:p>Raazee Therapeutics</text:p>
          </table:table-cell>
          <table:table-cell table:number-columns-repeated="16382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2">
            <text:p>Athix Pvt Ltd</text:p>
          </table:table-cell>
          <table:table-cell table:number-columns-repeated="16382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2">
            <text:p>CCL Consumer Health Care</text:p>
          </table:table-cell>
          <table:table-cell table:number-columns-repeated="16382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2">
            <text:p>FEROZSONS LABORATORIES</text:p>
          </table:table-cell>
          <table:table-cell table:number-columns-repeated="16382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2">
            <text:p>Anzurat Pharma</text:p>
          </table:table-cell>
          <table:table-cell table:number-columns-repeated="16382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2">
            <text:p>Superior Wellness</text:p>
          </table:table-cell>
          <table:table-cell table:number-columns-repeated="16382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2">
            <text:p>Al kifl Pharmaceutical</text:p>
          </table:table-cell>
          <table:table-cell table:number-columns-repeated="16382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2">
            <text:p>Pfizer Pakistan</text:p>
          </table:table-cell>
          <table:table-cell table:number-columns-repeated="16382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string" table:style-name="ce2">
            <text:p>Bh</text:p>
          </table:table-cell>
          <table:table-cell table:number-columns-repeated="16382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string" table:style-name="ce2">
            <text:p>CCL</text:p>
          </table:table-cell>
          <table:table-cell table:number-columns-repeated="16382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string" table:style-name="ce2">
            <text:p>ETC</text:p>
          </table:table-cell>
          <table:table-cell table:number-columns-repeated="16382"/>
        </table:table-row>
        <table:table-row table:number-rows-repeated="10484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C7CE"/>
      <style:text-properties fo:color="#9C0006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alman Atta</meta:initial-creator>
    <dc:creator>Salman Atta</dc:creator>
    <meta:creation-date>2022-10-26T06:41:01Z</meta:creation-date>
    <dc:date>2022-10-26T06:43:22Z</dc:date>
  </office:meta>
</office:document-meta>
</file>